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VL Pゴシック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text-style-name="P1" draw:layer="layout" svg:width="26cm" svg:height="14.2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P</text:span><text:span text:style-name="T1">アドレス </text:span><text:span text:style-name="T1">: 10.250.128.90</text:span></text:p>
              </text:list-item>
              <text:list-item>
                <text:p text:style-name="P1"><text:span text:style-name="T1">ポート </text:span><text:span text:style-name="T1">: 5000</text:span></text:p>
                <text:p text:style-name="P1"><text:span text:style-name="T1"/></text:p>
              </text:list-item>
              <text:list-item>
                <text:p text:style-name="P1"><text:span text:style-name="T1">NFS</text:span><text:span text:style-name="T1">サーバ</text:span></text:p>
                <text:p text:style-name="P1"><text:span text:style-name="T1">⇒</text:span><text:span text:style-name="T1">10.250.128.0/255.255.255.0</text:span></text:p>
              </text:list-item>
              <text:list-item>
                <text:p text:style-name="P1"><text:span text:style-name="T1">容量</text:span></text:p>
                <text:p text:style-name="P1"><text:span text:style-name="T1">Volume1</text:span><text:span text:style-name="T1">と</text:span><text:span text:style-name="T1">Volume2 ⇒ 1.74 TB</text:span></text:p>
              </text:list-item>
              <text:list-item>
                <text:p text:style-name="P1"><text:span text:style-name="T1">バックアップの保存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ｈera NFS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ポートの開放</text:span></text:p>
                <text:p text:style-name="P2"><text:span text:style-name="T2">ディスクパーティションのコントロールパネル</text:span></text:p>
                <text:p text:style-name="P2"><text:span text:style-name="T2">⇒</text:span><text:span text:style-name="T2">セキュリティのファイヤウォールより設定可能</text:span></text:p>
                <text:p text:style-name="P2"><text:span text:style-name="T2"/></text:p>
              </text:list-item>
              <text:list-item>
                <text:p text:style-name="P2"><text:span text:style-name="T2">NFS</text:span><text:span text:style-name="T2">のクライアント設定</text:span></text:p>
                <text:p text:style-name="P2"><text:span text:style-name="T2">hera</text:span><text:span text:style-name="T2">内の</text:span><text:span text:style-name="T2">/etc/exports</text:span><text:span text:style-name="T2">が設定ファイル</text:span></text:p>
                <text:p text:style-name="P2"><text:span text:style-name="T2">もしくは</text:span></text:p>
                <text:p text:style-name="P2"><text:span text:style-name="T2">ディスクパーティションのコントロールパネル</text:span></text:p>
                <text:p text:style-name="P2"><text:span text:style-name="T2">⇒</text:span><text:span text:style-name="T2">共有フォルダから設定可能</text:span></text:p>
              </text:list-item>
            </text:list>
          </draw:text-box>
        </draw:frame>
        <draw:frame draw:style-name="gr2" draw:text-style-name="P3" draw:layer="layout" svg:width="25.199cm" svg:height="16.085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Volume1</text:span></text:p>
              </text:list-item>
            </text:list>
            <text:list text:style-name="L3">
              <text:list-header>
                <text:p><text:span text:style-name="T3">ファイルシステムが</text:span><text:span text:style-name="T3">Btrfs</text:span></text:p>
                <text:p><text:span text:style-name="T3">　⇒ファイルシステムとは</text:span><text:span text:style-name="T3">HDD</text:span><text:span text:style-name="T3">などの記憶装置に</text:span></text:p>
                <text:p><text:span text:style-name="T3">　　保存されたデータを操作するための機能</text:span></text:p>
                <text:list>
                  <text:list-item>
                    <text:list>
                      <text:list-header>
                        <text:p><text:span text:style-name="T3">ファイルの保存、暗号化、圧縮などの機能がある</text:span></text:p>
                        <text:p><text:span text:style-name="T3"><text:s text:c="2"/>⇒</text:span><text:span text:style-name="T3">Btrfs</text:span><text:span text:style-name="T3">はデータの復元機能が高い</text:span></text:p>
                        <text:list>
                          <text:list-header>
                            <text:p><text:span text:style-name="T3"><text:s text:c="2"/></text:span><text:span text:style-name="T3">　　　各ファイルにクオータを設けれる</text:span></text:p>
                          </text:list-header>
                        </text:list>
                      </text:list-header>
                    </text:list>
                  </text:list-item>
                </text:list>
                <text:p><text:span text:style-name="T3"/></text:p>
                <text:p><text:span text:style-name="T3">volume1/homes/hera</text:span><text:span text:style-name="T3">を</text:span><text:span text:style-name="T3">/ahome</text:span><text:span text:style-name="T3">にみんなマウント</text:span></text:p>
                <text:p><text:span text:style-name="T3">volume1/zeus/home</text:span><text:span text:style-name="T3">に</text:span><text:span text:style-name="T3">zeus</text:span><text:span text:style-name="T3">をマウント</text:span></text:p>
                <text:p><text:span text:style-name="T3"/></text:p>
                <text:p><text:span text:style-name="T3"><text:tab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olume2</text:p>
                <text:p>ファイルシステムがext4⇒<text:span text:style-name="T3">Btrfs</text:span></text:p>
                <text:p><text:s text:c="10"/>⇒互換性やパフォーマンスが高い</text:p>
              </text:list-item>
            </text:list>
            <text:list text:style-name="L5">
              <text:list-header>
                <text:p>venusの代わりやバックアップなどのサブ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 バックアップ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3">volume1/homes/bkup/</text:span></text:p>
                <text:p><text:span text:style-name="T3">hera</text:span><text:span text:style-name="T3">、</text:span><text:span text:style-name="T3">public</text:span><text:span text:style-name="T3">、</text:span><text:span text:style-name="T3">venus</text:span><text:span text:style-name="T3">、</text:span><text:span text:style-name="T3">zeus</text:span><text:span text:style-name="T3">のバックアップファイル</text:span></text:p>
              </text:list-item>
              <text:list-item>
                <text:p><text:span text:style-name="T3">volume1/homes/hera/adm/bin/</text:span></text:p>
                <text:p><text:span text:style-name="T3">それぞれのバックアップのシェルが入ってる</text:span></text:p>
              </text:list-item>
              <text:list-item>
                <text:p><text:span text:style-name="T3">opt/etc/crontab ⇒ opt/etc/init.d/S10cron</text:span><text:span text:style-name="T3">で実行</text:span></text:p>
                <text:p><text:span text:style-name="T3">それぞれのクーロンを実行する時間が書かれている</text:span></text:p>
              </text:list-item>
              <text:list-item>
                <text:p><text:span text:style-name="T3">opt/etc/cron.hourly , cron.daily <text:s/>, cron.manthly , cron.weekly</text:span></text:p>
                <text:p><text:span text:style-name="T3">それぞれのタイミングのクーロン</text:span></text:p>
                <text:p><text:span text:style-name="T3">これらは</text:span><text:span text:style-name="T3">crontab</text:span><text:span text:style-name="T3">で同じ時間に実行されないように調整されている</text:span></text:p>
              </text:list-item>
            </text:list>
          </draw:text-box>
        </draw:frame>
        <draw:frame draw:style-name="gr3" draw:text-style-name="P3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VL Pゴシック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VL Pゴシック" style:font-family-complex="'VL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VL Pゴシック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VL Pゴシック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VL Pゴシック" style:font-family-complex="'VL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6:20:12.493041575</meta:creation-date>
    <dc:date>2018-07-04T14:36:39.395632767</dc:date>
    <meta:editing-duration>PT20M6S</meta:editing-duration>
    <meta:editing-cycles>4</meta:editing-cycles>
    <meta:generator>LibreOffice/4.3.5.2$Linux_X86_64 LibreOffice_project/3a87456aaa6a95c63eea1c1b3201acedf0751bd5</meta:generator>
    <meta:document-statistic meta:object-count="43"/>
  </office:meta>
</office:document-meta>
</file>